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ico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36">
            <text:p>1,036</text:p>
          </table:table-cell>
          <table:table-cell table:style-name="ce22" office:value-type="float" office:value="280">
            <text:p>28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86">
            <text:p>1,186</text:p>
          </table:table-cell>
          <table:table-cell table:style-name="ce23" office:value-type="float" office:value="413">
            <text:p>4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98">
            <text:p>798</text:p>
          </table:table-cell>
          <table:table-cell table:style-name="ce22" office:value-type="float" office:value="192">
            <text:p>19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8">
            <text:p>128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976">
            <text:p>3,976</text:p>
          </table:table-cell>
          <table:table-cell table:style-name="ce22" office:value-type="float" office:value="1156">
            <text:p>115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8">
            <text:p>57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226">
            <text:p>3226</text:p>
          </table:table-cell>
          <table:table-cell table:style-name="ce22" office:value-type="float" office:value="177">
            <text:p>17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457">
            <text:p>5457</text:p>
          </table:table-cell>
          <table:table-cell table:style-name="ce22" office:value-type="float" office:value="1054">
            <text:p>105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433">
            <text:p>9433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